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4"/>
    <style:style style:name="P8" style:family="paragraph" style:parent-style-name="List_20_Paragraph" style:list-style-name="L1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&amp;D Assessment-Process</text:p>
      <text:p text:style-name="P1"><text:bookmark text:name="Bookmark"/></text:p>
      <text:p text:style-name="P2">Sitzungsprotokoll vom 13.12.2019 <text:tab/><text:tab/><text:tab/><text:tab/><text:tab/></text:p>
      <text:p text:style-name="Standard"/>
      <text:p text:style-name="Standard"><text:span text:style-name="T1">Teilnehmer:</text:span> Elina Huck, Sören Benjes, Tom Weitze</text:p>
      <text:p text:style-name="Standard">Ron Kagelmann (fehlt krankheitsbedingt)</text:p>
      <text:p text:style-name="Standard"><text:span text:style-name="T1">Scrum-Master:</text:span> <text:s/>Tom Weitze</text:p>
      <text:p text:style-name="Standard"><text:span text:style-name="T1">Ansprechpartner:</text:span> Lena Hoffmann, Markus Sydekum<text:tab/></text:p>
      <text:p text:style-name="Standard"/>
      <text:p text:style-name="P3">Themen:</text:p>
      <text:list xml:id="list1993641215462696197" text:style-name="WWNum1">
        <text:list-item>
          <text:p text:style-name="P6">CAS bearbeiten: Drop-Down-Menu / Reiter für Fragen / Countdown / E-Mail senden </text:p>
        </text:list-item>
        <text:list-item>
          <text:p text:style-name="P6">Ergebnisse zusammentragen</text:p>
        </text:list-item>
        <text:list-item>
          <text:p text:style-name="P6">Abschluss-Präsentation für nächste Woche besprechen</text:p>
        </text:list-item>
        <text:list-item>
          <text:p text:style-name="P6">Aufgabenverteilung:</text:p>
          <text:list>
            <text:list-item>
              <text:p text:style-name="P6">Sören: Projektdokumentation schreiben / </text:p>
            </text:list-item>
            <text:list-item>
              <text:p text:style-name="P6">Ron: Projektdokumentation schreiben / wirtschaftliche Aspekte</text:p>
            </text:list-item>
            <text:list-item>
              <text:p text:style-name="P6">Elina: Meilenstein-Plan / Beyond-Scrum / Abschlusspräsentation</text:p>
            </text:list-item>
            <text:list-item>
              <text:p text:style-name="P6">Tom: Systemdokumentation / Timer-Funktion / E-Mail versenden </text:p>
            </text:list-item>
          </text:list>
        </text:list-item>
      </text:list>
      <text:p text:style-name="No_20_Spacing"/>
      <text:p text:style-name="P4">Ziele:</text:p>
      <text:list xml:id="list6953408867266829757" text:style-name="L1">
        <text:list-header>
          <text:p text:style-name="P8"/>
        </text:list-header>
      </text:list>
      <text:list xml:id="list3260866562397745563" text:style-name="WWNum4">
        <text:list-item>
          <text:p text:style-name="P7">Projektdokumentation fortsetzen</text:p>
        </text:list-item>
        <text:list-item>
          <text:p text:style-name="P7">Systemdokumentation fortsetzen</text:p>
        </text:list-item>
        <text:list-item>
          <text:p text:style-name="P7">Programmierung: abgeschlossenes Programm mit allen geplanten Funktionen</text:p>
        </text:list-item>
        <text:list-item>
          <text:p text:style-name="P7">Abschluss-Präsentation</text:p>
        </text:list-item>
      </text:list>
      <text:p text:style-name="Standard"/>
      <text:p text:style-name="P4">Nächstes Treffen: 20.12.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</meta:initial-creator>
    <meta:editing-cycles>9</meta:editing-cycles>
    <meta:creation-date>2019-10-11T08:17:00</meta:creation-date>
    <dc:date>2019-12-13T12:00:47.27</dc:date>
    <meta:editing-duration>PT7H8M44S</meta:editing-duration>
    <meta:generator>OpenOffice/4.1.7$Win32 OpenOffice.org_project/417m1$Build-9800</meta:generator>
    <meta:document-statistic meta:table-count="0" meta:image-count="0" meta:object-count="0" meta:page-count="1" meta:paragraph-count="21" meta:word-count="96" meta:character-count="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